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8cm" svg:height="0.4cm" draw:transform="rotate (2.35619449019234) translate (0.74cm 1.6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0.6cm" svg:y1="0.198cm" svg:x2="0.6cm" svg:y2="0.921cm">
              <text:p/>
            </draw:line>
            <draw:line draw:style-name="gr2" draw:text-style-name="P2" draw:layer="layout" svg:x1="0.6cm" svg:y1="1.484cm" svg:x2="0.6cm" svg:y2="2.198cm">
              <text:p/>
            </draw:line>
            <draw:custom-shape draw:style-name="gr3" draw:text-style-name="P1" draw:layer="layout" svg:width="2cm" svg:height="1cm" draw:transform="rotate (1.5707963267949) translate (0.099cm 2.199cm)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" draw:text-style-name="P3" draw:layer="layout" svg:width="1.399cm" svg:height="1.205cm" svg:x="0.8cm" svg:y="0.595cm">
          <draw:text-box>
            <text:p><text:span text:style-name="T1">FB1</text:span><text:span text:style-name="T1"><text:line-break/></text:span><text:span text:style-name="T1">200Ω</text:span><text:span text:style-name="T1"><text:line-break/></text:span><text:span text:style-name="T1">500m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1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7:13:44.144000000</meta:creation-date>
    <dc:date>2021-07-04T19:53:50.633000000</dc:date>
    <meta:editing-duration>PT2H40M4S</meta:editing-duration>
    <meta:editing-cycles>6</meta:editing-cycles>
    <meta:generator>LibreOffice/6.4.4.2$Windows_X86_64 LibreOffice_project/3d775be2011f3886db32dfd395a6a6d1ca2630ff</meta:generator>
    <meta:document-statistic meta:object-count="7"/>
  </office:meta>
</office:document-meta>
</file>